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da7" officeooo:paragraph-rsid="000cada7"/>
    </style:style>
    <style:style style:name="P2" style:family="paragraph" style:parent-style-name="Standard">
      <style:text-properties fo:font-size="14pt" fo:font-weight="bold" officeooo:rsid="000cada7" officeooo:paragraph-rsid="000cada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f0c3d" officeooo:paragraph-rsid="000f0c3d"/>
    </style:style>
    <style:style style:name="P4" style:family="paragraph" style:parent-style-name="Standard">
      <style:text-properties officeooo:rsid="00101d8e" officeooo:paragraph-rsid="00101d8e"/>
    </style:style>
    <style:style style:name="P5" style:family="paragraph" style:parent-style-name="Standard">
      <style:text-properties officeooo:rsid="0012a15a" officeooo:paragraph-rsid="0012a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dania z wyrażeń regularnych</text:p>
      <text:p text:style-name="P2"/>
      <text:p text:style-name="P3">Zadanie 0</text:p>
      <text:p text:style-name="P3">Sprawdź czy podany znak w polu tekstowym formularza zawiera się we wzorcu i ile razy w nim występuje. Wzorzec = <text:s/>„papaja”. </text:p>
      <text:p text:style-name="P1"/>
      <text:p text:style-name="P1">Zadanie 1</text:p>
      <text:p text:style-name="P1">Napisz program w JS, który sprawdza czy wpisany tekst w polu tekstowym zawiera niedopuszczalne słowo „bomba”. Jeśli zawiera to słowo wyświetl komunikat w wyskakującym oknie.</text:p>
      <text:p text:style-name="P1"/>
      <text:p text:style-name="P1">Zadanie 2</text:p>
      <text:p text:style-name="P1">Sprawdź czy w tekście podanym w polu formularza występuje znak liczbowy. Jeśli tak to ustaw kolor tła tego pola na zielony w przeciwnym przypadku na czerwony.</text:p>
      <text:p text:style-name="P1"/>
      <text:p text:style-name="P1">Zadanie 3</text:p>
      <text:p text:style-name="P4">Napisz program sprawdzający poprawność wpisanej </text:p>
      <text:p text:style-name="P4"><text:tab/>a) daty w polu formularza. Format daty: dd:mm:rrrrr</text:p>
      <text:p text:style-name="P4"><text:tab/>b) kodu pocztowego: 26-110</text:p>
      <text:p text:style-name="P4"><text:tab/>c) adres e-mail</text:p>
      <text:p text:style-name="P4"/>
      <text:p text:style-name="P4">Zadanie 4</text:p>
      <text:p text:style-name="P5">Podane jest hasło składające się z 4 cyfr. </text:p>
      <text:p text:style-name="P5">Napisz program, który sprawdzi jakie to hasło.</text:p>
      <text:p text:style-name="P5"/>
      <text:p text:style-name="P5"><text:s/>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1:34.273813752</meta:creation-date>
    <dc:date>2019-02-17T21:58:07.061613113</dc:date>
    <meta:editing-duration>PT26M34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121" meta:character-count="761" meta:non-whitespace-character-count="647"/>
  </office:meta>
</office:document-meta>
</file>